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
    <style:style style:name="P2" style:family="paragraph" style:parent-style-name="Standard" style:list-style-name="WW8Num2"/>
    <style:style style:name="P3" style:family="paragraph" style:parent-style-name="Standard" style:list-style-name="WW8Num3"/>
    <style:style style:name="P4"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stone project ideas:</text:p>
      <text:p text:style-name="Standard"/>
      <text:list xml:id="list2390714914619181132" text:style-name="WW8Num1">
        <text:list-item>
          <text:p text:style-name="P1">Geographical Original of Music</text:p>
        </text:list-item>
      </text:list>
      <text:p text:style-name="Standard"><text:a xlink:type="simple" xlink:href="http://archive.ics.uci.edu/ml/datasets/geographical+original+of+music" text:style-name="Internet_20_link" text:visited-style-name="Visited_20_Internet_20_Link"><text:span text:style-name="Internet_20_link">http://archive.ics.uci.edu/ml/datasets/geographical+original+of+music</text:span></text:a></text:p>
      <text:p text:style-name="Standard"/>
      <text:p text:style-name="Standard"><text:tab/>This data set has audio features from music files, with two extra columns of data for the longitude and latitude of the origin of the music. <text:s/>I would like to take the data set's longitude and latitude data and reclassify it by region (Southeast Asia, Middle east, Northeast Africa), and then use the audio features to predict those classifications.</text:p>
      <text:p text:style-name="Standard"/>
      <text:p text:style-name="Standard"><text:tab/>This ties in to a separate project idea I would like to undertake in my own time, where music files can be listened to by the algorithm and classified on genre (Blues, country, etc). <text:s/>I don't have that data set, but the above data set should familiarize me with the process.</text:p>
      <text:p text:style-name="Standard"/>
      <text:list xml:id="list1344791986868829791" text:style-name="WW8Num2">
        <text:list-item>
          <text:p text:style-name="P2">Heart Disease Data Set</text:p>
        </text:list-item>
      </text:list>
      <text:p text:style-name="Standard">http://archive.ics.uci.edu/ml/datasets/Heart+Disease</text:p>
      <text:p text:style-name="Standard"/>
      <text:p text:style-name="Standard"><text:tab/>Data set includes biometric and test data for patients, along with a 0-4 code for presence and type of heart disease found. <text:s/>I would take the data and classify patients based on risk, likely with subsets of data to be used based on the expense or difficulty of performing certain tests (for example, it's easy to do bloodwork for cholesterol, but time consuming, expensive, and potentially risky to do a cath-lab fluoroscopy).</text:p>
      <text:p text:style-name="Standard"/>
      <text:list xml:id="list1885406167238167940" text:style-name="WW8Num3">
        <text:list-item>
          <text:p text:style-name="P3">Reuter_50_50 data set</text:p>
        </text:list-item>
      </text:list>
      <text:p text:style-name="Standard"><text:a xlink:type="simple" xlink:href="http://archive.ics.uci.edu/ml/datasets/Reuter_50_50" text:style-name="Internet_20_link" text:visited-style-name="Visited_20_Internet_20_Link"><text:span text:style-name="Internet_20_link">http://archive.ics.uci.edu/ml/datasets/Reuter_50_50</text:span></text:a></text:p>
      <text:p text:style-name="Standard"/>
      <text:p text:style-name="Standard"><text:tab/>Identify authors based on sample writing. <text:s/>I would be particularly interested in being able to link authors to each other based on having a similar writing 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4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4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6-13T14:12:48</meta:creation-date>
    <meta:editing-duration>P15824DT17H31M44S</meta:editing-duration>
    <meta:document-statistic meta:table-count="0" meta:image-count="0" meta:object-count="0" meta:page-count="1" meta:paragraph-count="11" meta:word-count="229" meta:character-count="1488"/>
    <meta:generator>OpenOffice/4.1.3$Win32 OpenOffice.org_project/413m1$Build-9783</meta:generator>
  </office:meta>
</office:document-meta>
</file>